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sweet heavy calligraphy" svg:font-family="&quot;sweet heavy calligraph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ackground-color="#999999"/>
    </style:style>
    <style:style style:name="ce4" style:family="table-cell" style:parent-style-name="Default" style:data-style-name="N0">
      <style:table-cell-properties style:vertical-align="middle" fo:wrap-option="wrap" fo:background-color="#999999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sweet heavy calligraphy" style:font-name-asian="sweet heavy calligraphy" style:font-name-complex="sweet heavy calligraphy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sweet heavy calligraphy" style:font-name-asian="sweet heavy calligraphy" style:font-name-complex="sweet heavy calligraphy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File</text:p>
          </table:table-cell>
          <table:table-cell office:value-type="string" table:style-name="ce2">
            <text:p>content</text:p>
          </table:table-cell>
          <table:table-cell office:value-type="string" table:style-name="ce1">
            <text:p>com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en-Poiseuille_01.py</text:p>
          </table:table-cell>
          <table:table-cell office:value-type="string" table:style-name="ce2">
            <text:p>速度場・圧力場の解を与え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gen-Poiseuille_02.py</text:p>
          </table:table-cell>
          <table:table-cell office:value-type="string" table:style-name="ce2">
            <text:p>inletに速度場・圧力場を与える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gen-Poiseuille_03.py</text:p>
          </table:table-cell>
          <table:table-cell office:value-type="string" table:style-name="ce2">
            <text:p>初期値は01と同じ。inletoutletの境界条件を2倍の速度にする。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Hagen-Poiseuille_04.py</text:p>
          </table:table-cell>
          <table:table-cell office:value-type="string" table:style-name="ce2">
            <text:p>初期値は01と同じ。inletoutletの境界条件を1.2倍の速度にする。</text:p>
            <text:p>p_BoundaryAD = 3(Pa)</text:p>
          </table:table-cell>
          <table:table-cell office:value-type="string" table:style-name="ce1">
            <text:p>外付けHDDに結果が出力されるようにし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en-Poiseuille_05.py</text:p>
          </table:table-cell>
          <table:table-cell office:value-type="string" table:style-name="ce2">
            <text:p>inletに速度場・圧力場(正しく)を与え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gen-Poiseuille_06.py</text:p>
          </table:table-cell>
          <table:table-cell office:value-type="string" table:style-name="ce2">
            <text:p>04をコピーして、境界条件で入り口pの値を固定する</text:p>
          </table:table-cell>
          <table:table-cell office:value-type="string" table:style-name="ce1">
            <text:p>ファイル出力を10回ごとにする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Hagen-Poiseuille_07.py</text:p>
          </table:table-cell>
          <table:table-cell office:value-type="string" table:style-name="ce4">
            <text:p>圧力補正の符号が間違っているので修正</text:p>
            <text:p>rhoはあり</text:p>
          </table:table-cell>
          <table:table-cell office:value-type="string" table:style-name="ce3">
            <text:p>←重要な変更あり</text:p>
            <text:p>結局、圧力補正の符号は間違ってなかったので、これは使わない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agen-Poiseuille_08.py</text:p>
          </table:table-cell>
          <table:table-cell office:value-type="string" table:style-name="ce6">
            <text:p><text:ruby text:style-name="ru1"><text:ruby-base>ナビエ</text:ruby-base><text:ruby-text text:style-name="T1">クミk</text:ruby-text></text:ruby>ストークス方程式にFを組み込む</text:p>
          </table:table-cell>
          <table:table-cell office:value-type="string" table:style-name="ce5">
            <text:p><text:ruby text:style-name="ru1"><text:ruby-base>仮値</text:ruby-base><text:ruby-text text:style-name="T2">カリt</text:ruby-text></text:ruby>の部分のi=1,j=1を修正した！</text:p>
          </table:table-cell>
          <table:table-cell table:number-columns-repeated="16381" table:style-name="ce5"/>
        </table:table-row>
        <table:table-row table:style-name="ro4">
          <table:table-cell office:value-type="string" table:style-name="ce1">
            <text:p>test.py</text:p>
          </table:table-cell>
          <table:table-cell table:style-name="ce2"/>
          <table:table-cell table:number-columns-repeated="16382" table:style-name="ce1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sweet heavy calligraphy" svg:font-family="&quot;sweet heavy calligraphy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田島大勢</dc:creator>
    <meta:creation-date>2018-11-14T19:51:57Z</meta:creation-date>
    <dc:date>2018-11-21T07:46:58Z</dc:date>
    <meta:editing-cycles>16</meta:editing-cycles>
    <meta:editing-duration>PT7963S</meta:editing-duration>
  </office:meta>
</office:document-meta>
</file>